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15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15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895cm" svg:height="0.557cm" svg:x="10.039cm" svg:y="14.861cm" svg:viewBox="0 0 896 558" draw:points="4,0 0,558 896,556">
            <text:p/>
          </draw:polygon>
          <draw:rect draw:style-name="gr2" draw:text-style-name="P2" draw:layer="layout" svg:width="1.796cm" svg:height="0.562cm" svg:x="10.041cm" svg:y="14.856cm">
            <text:p/>
          </draw:rect>
          <draw:rect draw:style-name="gr3" draw:text-style-name="P2" draw:layer="layout" svg:width="0.9cm" svg:height="0.562cm" svg:x="10.041cm" svg:y="14.856cm">
            <text:p/>
          </draw:rect>
          <draw:line draw:style-name="gr4" draw:text-style-name="P3" draw:layer="layout" svg:x1="10.045cm" svg:y1="14.861cm" svg:x2="10.935cm" svg:y2="15.4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56" draw:display-name="Dashed (var) 8156" draw:style="rect" draw:dots1="1" draw:dots1-length="0.006cm" draw:dots2="1" draw:dots2-length="0.006cm" draw:distance="0.006cm"/>
    <draw:stroke-dash draw:name="Dashed_20__28_var_29__20_8157" draw:display-name="Dashed (var) 815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4:06.681621497</meta:creation-date>
    <dc:date>2018-05-07T13:54:21.275467131</dc:date>
    <meta:editing-duration>PT14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